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4.8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FreeMono" style:font-family-generic="modern" style:font-pitch="fixed"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family="FreeMono" style:font-family-generic="modern" style:font-pitch="fixed" fo:font-size="9pt" style:font-size-asian="9pt" style:font-size-complex="9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7.62cm" svg:height="4.699cm" svg:x="8.62cm" svg:y="3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87cm" svg:height="2.159cm" svg:x="9.509cm" svg:y="4.4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256cm" svg:height="0.635cm" svg:x="10.539cm" svg:y="5.572cm">
          <text:p text:style-name="P2"><text:span text:style-name="T1">e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256cm" svg:height="0.635cm" svg:x="13.065cm" svg:y="5.572cm">
          <text:p text:style-name="P2"><text:span text:style-name="T1">bod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256cm" svg:height="0.635cm" svg:x="11.809cm" svg:y="5.572cm">
          <text:p text:style-name="P2"><text:span text:style-name="T1">para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1.16cm" svg:y1="6.207cm" svg:x2="11.16cm" svg:y2="7.35cm">
          <text:p/>
        </draw:line>
        <draw:line draw:style-name="gr4" draw:text-style-name="P2" draw:layer="layout" svg:x1="12.43cm" svg:y1="7.35cm" svg:x2="11.16cm" svg:y2="7.35cm">
          <text:p/>
        </draw:line>
        <draw:line draw:style-name="gr5" draw:text-style-name="P2" draw:layer="layout" svg:x1="12.43cm" svg:y1="7.35cm" svg:x2="12.43cm" svg:y2="6.588cm">
          <text:p/>
        </draw:line>
        <draw:frame draw:style-name="gr6" draw:text-style-name="P3" draw:layer="layout" svg:width="5.54cm" svg:height="0.635cm" svg:x="9.684cm" svg:y="4.556cm">
          <draw:text-box>
            <text:p><text:span text:style-name="T2">Monomorphic compound procedure</text:span></text:p>
          </draw:text-box>
        </draw:frame>
        <draw:frame draw:style-name="gr7" draw:text-style-name="P3" draw:layer="layout" svg:width="3.499cm" svg:height="0.607cm" svg:x="9.001cm" svg:y="3.34cm">
          <draw:text-box>
            <text:p text:style-name="P3"><text:span text:style-name="T2">Polymorphic wrapper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2T11:36:33</meta:creation-date>
    <dc:date>2012-05-22T15:39:18</dc:date>
    <meta:editing-duration>PT5M17S</meta:editing-duration>
    <meta:editing-cycles>2</meta:editing-cycles>
    <meta:generator>LibreOffice/3.4$Linux LibreOffice_project/340m1$Build-402</meta:generator>
    <meta:document-statistic meta:object-count="10"/>
  </office:meta>
</office:document-meta>
</file>